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0.6854in" style:use-optimal-column-width="false"/>
    </style:style>
    <style:style style:name="TableColumn4" style:family="table-column">
      <style:table-column-properties style:column-width="4.9215in" style:use-optimal-column-width="false"/>
    </style:style>
    <style:style style:name="TableColumn5" style:family="table-column">
      <style:table-column-properties style:column-width="0.6861in" style:use-optimal-column-width="false"/>
    </style:style>
    <style:style style:name="Table2" style:family="table">
      <style:table-properties style:width="6.293in" fo:margin-left="0in" table:align="left"/>
    </style:style>
    <style:style style:name="TableRow6" style:family="table-row">
      <style:table-row-properties style:use-optimal-row-height="false"/>
    </style:style>
    <style:style style:name="TableCell7" style:family="table-cell">
      <style:table-cell-properties fo:border="none" style:writing-mode="lr-tb" style:vertical-align="middle" fo:padding-top="0in" fo:padding-left="0.075in" fo:padding-bottom="0in" fo:padding-right="0.075in"/>
    </style:style>
    <style:style style:name="P8" style:parent-style-name="NormalWeb" style:family="paragraph">
      <style:paragraph-properties fo:text-align="center" fo:margin-top="0in" fo:margin-bottom="0in" fo:line-height="200%"/>
    </style:style>
    <style:style style:name="TableCell9" style:family="table-cell">
      <style:table-cell-properties fo:border="none" style:writing-mode="lr-tb" style:vertical-align="middle" fo:padding-top="0in" fo:padding-left="0.075in" fo:padding-bottom="0in" fo:padding-right="0.075in"/>
    </style:style>
    <style:style style:name="P10" style:parent-style-name="NormalWeb" style:family="paragraph">
      <style:paragraph-properties fo:text-align="center" fo:margin-top="0in" fo:margin-bottom="0in" fo:line-height="200%"/>
    </style:style>
    <style:style style:name="TableCell11" style:family="table-cell">
      <style:table-cell-properties fo:border="none" style:writing-mode="lr-tb" style:vertical-align="middle" fo:padding-top="0in" fo:padding-left="0.075in" fo:padding-bottom="0in" fo:padding-right="0.075in"/>
    </style:style>
    <style:style style:name="P12" style:parent-style-name="NormalWeb" style:family="paragraph">
      <style:paragraph-properties fo:text-align="center" fo:margin-top="0in" fo:margin-bottom="0in" fo:line-height="200%"/>
    </style:style>
    <style:style style:name="P13" style:parent-style-name="Standard" style:family="paragraph">
      <style:text-properties fo:language="fr" fo:country="FR"/>
    </style:style>
    <style:style style:name="P14" style:parent-style-name="Standard" style:family="paragraph">
      <style:text-properties fo:language="fr" fo:country="FR"/>
    </style:style>
    <style:style style:name="TableColumn16" style:family="table-column">
      <style:table-column-properties style:column-width="0.6854in" style:use-optimal-column-width="false"/>
    </style:style>
    <style:style style:name="TableColumn17" style:family="table-column">
      <style:table-column-properties style:column-width="4.9215in" style:use-optimal-column-width="false"/>
    </style:style>
    <style:style style:name="TableColumn18" style:family="table-column">
      <style:table-column-properties style:column-width="0.6861in" style:use-optimal-column-width="false"/>
    </style:style>
    <style:style style:name="Table15" style:family="table">
      <style:table-properties style:width="6.293in" fo:margin-left="0in" table:align="left"/>
    </style:style>
    <style:style style:name="TableRow19" style:family="table-row">
      <style:table-row-properties style:use-optimal-row-height="false"/>
    </style:style>
    <style:style style:name="TableCell20" style:family="table-cell">
      <style:table-cell-properties fo:border="none" style:writing-mode="lr-tb" style:vertical-align="middle" fo:padding-top="0in" fo:padding-left="0.075in" fo:padding-bottom="0in" fo:padding-right="0.075in"/>
    </style:style>
    <style:style style:name="P21" style:parent-style-name="NormalWeb" style:family="paragraph">
      <style:paragraph-properties fo:text-align="center" fo:margin-top="0in" fo:margin-bottom="0in" fo:line-height="200%"/>
    </style:style>
    <style:style style:name="TableCell22" style:family="table-cell">
      <style:table-cell-properties fo:border="none" style:writing-mode="lr-tb" style:vertical-align="middle" fo:padding-top="0in" fo:padding-left="0.075in" fo:padding-bottom="0in" fo:padding-right="0.075in"/>
    </style:style>
    <style:style style:name="P23" style:parent-style-name="NormalWeb" style:family="paragraph">
      <style:paragraph-properties fo:text-align="center" fo:margin-top="0in" fo:margin-bottom="0in" fo:line-height="200%"/>
    </style:style>
    <style:style style:name="TableCell24" style:family="table-cell">
      <style:table-cell-properties fo:border="none" style:writing-mode="lr-tb" style:vertical-align="middle" fo:padding-top="0in" fo:padding-left="0.075in" fo:padding-bottom="0in" fo:padding-right="0.075in"/>
    </style:style>
    <style:style style:name="P25" style:parent-style-name="NormalWeb" style:family="paragraph">
      <style:paragraph-properties fo:text-align="center" fo:margin-top="0in" fo:margin-bottom="0in" fo:line-height="200%"/>
    </style:style>
    <style:style style:name="TableColumn27" style:family="table-column">
      <style:table-column-properties style:column-width="0.6854in" style:use-optimal-column-width="false"/>
    </style:style>
    <style:style style:name="TableColumn28" style:family="table-column">
      <style:table-column-properties style:column-width="4.9215in" style:use-optimal-column-width="false"/>
    </style:style>
    <style:style style:name="TableColumn29" style:family="table-column">
      <style:table-column-properties style:column-width="0.6861in" style:use-optimal-column-width="false"/>
    </style:style>
    <style:style style:name="Table26" style:family="table">
      <style:table-properties style:width="6.293in" fo:margin-left="0in" table:align="left"/>
    </style:style>
    <style:style style:name="TableRow30" style:family="table-row">
      <style:table-row-properties style:use-optimal-row-height="false"/>
    </style:style>
    <style:style style:name="TableCell31" style:family="table-cell">
      <style:table-cell-properties fo:border="none" style:writing-mode="lr-tb" style:vertical-align="middle" fo:padding-top="0in" fo:padding-left="0.075in" fo:padding-bottom="0in" fo:padding-right="0.075in"/>
    </style:style>
    <style:style style:name="P32" style:parent-style-name="NormalWeb" style:family="paragraph">
      <style:paragraph-properties fo:text-align="center" fo:margin-top="0in" fo:margin-bottom="0in" fo:line-height="200%"/>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NormalWeb" style:family="paragraph">
      <style:paragraph-properties fo:text-align="center" fo:margin-top="0in" fo:margin-bottom="0in" fo:line-height="200%"/>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NormalWeb" style:family="paragraph">
      <style:paragraph-properties fo:text-align="center" fo:margin-top="0in" fo:margin-bottom="0in" fo:line-height="200%"/>
    </style:style>
    <style:style style:name="TableColumn38" style:family="table-column">
      <style:table-column-properties style:column-width="0.6854in" style:use-optimal-column-width="false"/>
    </style:style>
    <style:style style:name="TableColumn39" style:family="table-column">
      <style:table-column-properties style:column-width="4.9215in" style:use-optimal-column-width="false"/>
    </style:style>
    <style:style style:name="TableColumn40" style:family="table-column">
      <style:table-column-properties style:column-width="0.6861in" style:use-optimal-column-width="false"/>
    </style:style>
    <style:style style:name="Table37" style:family="table">
      <style:table-properties style:width="6.293in" fo:margin-left="0in" table:align="left"/>
    </style:style>
    <style:style style:name="TableRow41" style:family="table-row">
      <style:table-row-properties style:use-optimal-row-height="false"/>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NormalWeb" style:family="paragraph">
      <style:paragraph-properties fo:text-align="center" fo:margin-top="0in" fo:margin-bottom="0in" fo:line-height="200%"/>
    </style:style>
    <style:style style:name="TableCell44" style:family="table-cell">
      <style:table-cell-properties fo:border="none" style:writing-mode="lr-tb" style:vertical-align="middle" fo:padding-top="0in" fo:padding-left="0.075in" fo:padding-bottom="0in" fo:padding-right="0.075in"/>
    </style:style>
    <style:style style:name="P45" style:parent-style-name="NormalWeb" style:family="paragraph">
      <style:paragraph-properties fo:text-align="center" fo:margin-top="0in" fo:margin-bottom="0in" fo:line-height="200%"/>
    </style:style>
    <style:style style:name="TableCell46" style:family="table-cell">
      <style:table-cell-properties fo:border="none" style:writing-mode="lr-tb" style:vertical-align="middle" fo:padding-top="0in" fo:padding-left="0.075in" fo:padding-bottom="0in" fo:padding-right="0.075in"/>
    </style:style>
    <style:style style:name="P47" style:parent-style-name="NormalWeb" style:family="paragraph">
      <style:paragraph-properties fo:text-align="center" fo:margin-top="0in" fo:margin-bottom="0in" fo:line-height="200%"/>
    </style:style>
    <style:style style:name="TableColumn49" style:family="table-column">
      <style:table-column-properties style:column-width="0.6694in" style:use-optimal-column-width="false"/>
    </style:style>
    <style:style style:name="TableColumn50" style:family="table-column">
      <style:table-column-properties style:column-width="4.9256in" style:use-optimal-column-width="false"/>
    </style:style>
    <style:style style:name="TableColumn51" style:family="table-column">
      <style:table-column-properties style:column-width="0.6847in" style:use-optimal-column-width="false"/>
    </style:style>
    <style:style style:name="Table48" style:family="table">
      <style:table-properties style:width="6.2798in" fo:margin-left="0.0159in" table:align="lef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NormalWeb" style:family="paragraph">
      <style:paragraph-properties fo:text-align="center" fo:margin-top="0in" fo:margin-bottom="0in" fo:line-height="200%"/>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NormalWeb" style:family="paragraph">
      <style:paragraph-properties fo:text-align="center" fo:margin-top="0in" fo:margin-bottom="0in" fo:line-height="200%"/>
    </style:style>
    <style:style style:name="TableCell57" style:family="table-cell">
      <style:table-cell-properties fo:border="none" style:writing-mode="lr-tb" style:vertical-align="middle" fo:padding-top="0in" fo:padding-left="0.075in" fo:padding-bottom="0in" fo:padding-right="0.075in"/>
    </style:style>
    <style:style style:name="P58" style:parent-style-name="NormalWeb" style:family="paragraph">
      <style:paragraph-properties fo:text-align="center" fo:margin-top="0in" fo:margin-bottom="0in" fo:line-height="200%"/>
    </style:style>
    <style:style style:name="TableColumn60" style:family="table-column">
      <style:table-column-properties style:column-width="0.6694in" style:use-optimal-column-width="false"/>
    </style:style>
    <style:style style:name="TableColumn61" style:family="table-column">
      <style:table-column-properties style:column-width="4.9256in" style:use-optimal-column-width="false"/>
    </style:style>
    <style:style style:name="TableColumn62" style:family="table-column">
      <style:table-column-properties style:column-width="0.6847in" style:use-optimal-column-width="false"/>
    </style:style>
    <style:style style:name="Table59" style:family="table">
      <style:table-properties style:width="6.2798in" fo:margin-left="0.0159in" table:align="left"/>
    </style:style>
    <style:style style:name="TableRow63" style:family="table-row">
      <style:table-row-properties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NormalWeb" style:family="paragraph">
      <style:paragraph-properties fo:text-align="center" fo:margin-top="0in" fo:margin-bottom="0in" fo:line-height="200%"/>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NormalWeb" style:family="paragraph">
      <style:paragraph-properties fo:text-align="center" fo:margin-top="0in" fo:margin-bottom="0in" fo:line-height="200%"/>
    </style:style>
    <style:style style:name="TableCell68" style:family="table-cell">
      <style:table-cell-properties fo:border="none" style:writing-mode="lr-tb" style:vertical-align="middle" fo:padding-top="0in" fo:padding-left="0.075in" fo:padding-bottom="0in" fo:padding-right="0.075in"/>
    </style:style>
    <style:style style:name="P69" style:parent-style-name="NormalWeb" style:family="paragraph">
      <style:paragraph-properties fo:text-align="center" fo:margin-top="0in" fo:margin-bottom="0in" fo:line-height="200%"/>
    </style:style>
    <style:style style:name="TableColumn71" style:family="table-column">
      <style:table-column-properties style:column-width="0.6854in" style:use-optimal-column-width="false"/>
    </style:style>
    <style:style style:name="TableColumn72" style:family="table-column">
      <style:table-column-properties style:column-width="4.9215in" style:use-optimal-column-width="false"/>
    </style:style>
    <style:style style:name="TableColumn73" style:family="table-column">
      <style:table-column-properties style:column-width="0.6861in" style:use-optimal-column-width="false"/>
    </style:style>
    <style:style style:name="Table70" style:family="table">
      <style:table-properties style:width="6.293in" fo:margin-left="0in" table:align="left"/>
    </style:style>
    <style:style style:name="TableRow74" style:family="table-row">
      <style:table-row-properties style:use-optimal-row-height="false"/>
    </style:style>
    <style:style style:name="TableCell75" style:family="table-cell">
      <style:table-cell-properties fo:border="none" style:writing-mode="lr-tb" style:vertical-align="middle" fo:padding-top="0in" fo:padding-left="0.075in" fo:padding-bottom="0in" fo:padding-right="0.075in"/>
    </style:style>
    <style:style style:name="P76" style:parent-style-name="NormalWeb" style:family="paragraph">
      <style:paragraph-properties fo:text-align="center" fo:margin-top="0in" fo:margin-bottom="0in" fo:line-height="200%"/>
    </style:style>
    <style:style style:name="TableCell77" style:family="table-cell">
      <style:table-cell-properties fo:border="none" style:writing-mode="lr-tb" style:vertical-align="middle" fo:padding-top="0in" fo:padding-left="0.075in" fo:padding-bottom="0in" fo:padding-right="0.075in"/>
    </style:style>
    <style:style style:name="P78" style:parent-style-name="NormalWeb" style:family="paragraph">
      <style:paragraph-properties fo:text-align="center" fo:margin-top="0in" fo:margin-bottom="0in" fo:line-height="200%"/>
    </style:style>
    <style:style style:name="TableCell79" style:family="table-cell">
      <style:table-cell-properties fo:border="none" style:writing-mode="lr-tb" style:vertical-align="middle" fo:padding-top="0in" fo:padding-left="0.075in" fo:padding-bottom="0in" fo:padding-right="0.075in"/>
    </style:style>
    <style:style style:name="P80" style:parent-style-name="NormalWeb" style:family="paragraph">
      <style:paragraph-properties fo:text-align="center" fo:margin-top="0in" fo:margin-bottom="0in" fo:line-height="200%"/>
    </style:style>
    <style:style style:name="TableColumn82" style:family="table-column">
      <style:table-column-properties style:column-width="0.6694in" style:use-optimal-column-width="false"/>
    </style:style>
    <style:style style:name="TableColumn83" style:family="table-column">
      <style:table-column-properties style:column-width="4.9256in" style:use-optimal-column-width="false"/>
    </style:style>
    <style:style style:name="TableColumn84" style:family="table-column">
      <style:table-column-properties style:column-width="0.6847in" style:use-optimal-column-width="false"/>
    </style:style>
    <style:style style:name="Table81" style:family="table">
      <style:table-properties style:width="6.2798in" fo:margin-left="0.0159in" table:align="left"/>
    </style:style>
    <style:style style:name="TableRow85" style:family="table-row">
      <style:table-row-properties style:use-optimal-row-height="false"/>
    </style:style>
    <style:style style:name="TableCell86" style:family="table-cell">
      <style:table-cell-properties fo:border="none" style:writing-mode="lr-tb" style:vertical-align="middle" fo:padding-top="0in" fo:padding-left="0.075in" fo:padding-bottom="0in" fo:padding-right="0.075in"/>
    </style:style>
    <style:style style:name="P87" style:parent-style-name="NormalWeb" style:family="paragraph">
      <style:paragraph-properties fo:text-align="center" fo:margin-top="0in" fo:margin-bottom="0in" fo:line-height="200%"/>
    </style:style>
    <style:style style:name="TableCell88" style:family="table-cell">
      <style:table-cell-properties fo:border="none" style:writing-mode="lr-tb" style:vertical-align="middle" fo:padding-top="0in" fo:padding-left="0.075in" fo:padding-bottom="0in" fo:padding-right="0.075in"/>
    </style:style>
    <style:style style:name="P89" style:parent-style-name="NormalWeb" style:family="paragraph">
      <style:paragraph-properties fo:text-align="center" fo:margin-top="0in" fo:margin-bottom="0in" fo:line-height="200%"/>
    </style:style>
    <style:style style:name="TableCell90" style:family="table-cell">
      <style:table-cell-properties fo:border="none" style:writing-mode="lr-tb" style:vertical-align="middle" fo:padding-top="0in" fo:padding-left="0.075in" fo:padding-bottom="0in" fo:padding-right="0.075in"/>
    </style:style>
    <style:style style:name="P91" style:parent-style-name="NormalWeb" style:family="paragraph">
      <style:paragraph-properties fo:text-align="center" fo:margin-top="0in" fo:margin-bottom="0in" fo:line-height="200%"/>
    </style:style>
    <style:style style:name="TableColumn93" style:family="table-column">
      <style:table-column-properties style:column-width="0.6854in" style:use-optimal-column-width="false"/>
    </style:style>
    <style:style style:name="TableColumn94" style:family="table-column">
      <style:table-column-properties style:column-width="4.9215in" style:use-optimal-column-width="false"/>
    </style:style>
    <style:style style:name="TableColumn95" style:family="table-column">
      <style:table-column-properties style:column-width="0.6861in" style:use-optimal-column-width="false"/>
    </style:style>
    <style:style style:name="Table92" style:family="table">
      <style:table-properties style:width="6.293in" fo:margin-left="0in" table:align="left"/>
    </style:style>
    <style:style style:name="TableRow96" style:family="table-row">
      <style:table-row-properties style:use-optimal-row-height="false"/>
    </style:style>
    <style:style style:name="TableCell97" style:family="table-cell">
      <style:table-cell-properties fo:border="none" style:writing-mode="lr-tb" style:vertical-align="middle" fo:padding-top="0in" fo:padding-left="0.075in" fo:padding-bottom="0in" fo:padding-right="0.075in"/>
    </style:style>
    <style:style style:name="P98" style:parent-style-name="NormalWeb" style:family="paragraph">
      <style:paragraph-properties fo:text-align="center" fo:margin-top="0in" fo:margin-bottom="0in" fo:line-height="200%"/>
    </style:style>
    <style:style style:name="TableCell99" style:family="table-cell">
      <style:table-cell-properties fo:border="none" style:writing-mode="lr-tb" style:vertical-align="middle" fo:padding-top="0in" fo:padding-left="0.075in" fo:padding-bottom="0in" fo:padding-right="0.075in"/>
    </style:style>
    <style:style style:name="P100" style:parent-style-name="NormalWeb" style:family="paragraph">
      <style:paragraph-properties fo:text-align="center" fo:margin-top="0in" fo:margin-bottom="0in" fo:line-height="200%"/>
    </style:style>
    <style:style style:name="TableCell101" style:family="table-cell">
      <style:table-cell-properties fo:border="none" style:writing-mode="lr-tb" style:vertical-align="middle" fo:padding-top="0in" fo:padding-left="0.075in" fo:padding-bottom="0in" fo:padding-right="0.075in"/>
    </style:style>
    <style:style style:name="P102" style:parent-style-name="NormalWeb" style:family="paragraph">
      <style:paragraph-properties fo:text-align="center" fo:margin-top="0in" fo:margin-bottom="0in" fo:line-height="200%"/>
    </style:style>
    <style:style style:name="P103" style:parent-style-name="Standard" style:family="paragraph">
      <style:paragraph-properties fo:text-align="start"/>
    </style:style>
    <style:style style:name="P104" style:parent-style-name="Standard" style:family="paragraph">
      <style:paragraph-properties fo:text-align="start"/>
    </style:style>
    <style:style style:name="P105" style:parent-style-name="Standard" style:family="paragraph">
      <style:paragraph-properties fo:text-align="start"/>
    </style:style>
    <style:style style:name="P106" style:parent-style-name="Standard" style:family="paragraph">
      <style:text-properties fo:language="fr" fo:country="FR"/>
    </style:style>
    <style:style style:name="P107" style:parent-style-name="Standard" style:family="paragraph">
      <style:text-properties fo:language="fr" fo:country="FR"/>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40">
      <style:graphic-properties style:vertical-pos="middle"/>
    </style:style>
    <style:style style:family="graphic" style:name="a3">
      <style:graphic-properties style:vertical-pos="middle"/>
    </style:style>
    <style:style style:family="graphic" style:name="a41">
      <style:graphic-properties style:vertical-pos="middle"/>
    </style:style>
    <style:style style:family="graphic" style:name="a4">
      <style:graphic-properties style:vertical-pos="middle"/>
    </style:style>
    <style:style style:family="graphic" style:name="a42">
      <style:graphic-properties style:vertical-pos="middle"/>
    </style:style>
    <style:style style:family="graphic" style:name="a5">
      <style:graphic-properties style:vertical-pos="middle"/>
    </style:style>
    <style:style style:family="graphic" style:name="a43">
      <style:graphic-properties style:vertical-pos="middle"/>
    </style:style>
    <style:style style:family="graphic" style:name="a6">
      <style:graphic-properties style:vertical-pos="middle"/>
    </style:style>
    <style:style style:family="graphic" style:name="a44">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Appendix: Derivation of the approximation formula for the end time of the resting phase</text:p>
      <text:p text:style-name="Standard"/>
      <text:p text:style-name="Standard">In this appendix, we give the details for the mathematical derivation of the two sensitivity formulas for the end time of the seasonal resting<text:s/>period of a species. The general equation that connects the start time<text:s/><draw:frame draw:style-name="a0" text:anchor-type="as-char" svg:x="0in" svg:y="0in" svg:width="0.13542in" svg:height="0.19792in" style:rel-width="scale" style:rel-height="scale"><draw:object xlink:href="Object 1/" xlink:type="simple" xlink:show="embed" xlink:actuate="onLoad"/></draw:frame>, the rate curve<text:s/><draw:frame draw:style-name="a1" text:anchor-type="as-char" svg:x="0in" svg:y="0in" svg:width="0.34375in" svg:height="0.19792in" style:rel-width="scale" style:rel-height="scale"><draw:object xlink:href="Object 2/" xlink:type="simple" xlink:show="embed" xlink:actuate="onLoad"/></draw:frame><text:s/>and the threshold<text:s/><draw:frame draw:style-name="a2" text:anchor-type="as-char" svg:x="0in" svg:y="0in" svg:width="0.10417in" svg:height="0.19792in" style:rel-width="scale" style:rel-height="scale"><draw:object xlink:href="Object 3/" xlink:type="simple" xlink:show="embed" xlink:actuate="onLoad"/></draw:frame><text:s/>to with the end time<text:s/><draw:frame draw:style-name="a3" text:anchor-type="as-char" svg:x="0in" svg:y="0in" svg:width="0.13542in" svg:height="0.19792in" style:rel-width="scale" style:rel-height="scale"><draw:object xlink:href="Object 4/" xlink:type="simple" xlink:show="embed" xlink:actuate="onLoad"/></draw:frame><text:s/>of the resting period is</text:p>
      <text:p text:style-name="Standard"/>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draw:frame draw:style-name="a4" text:anchor-type="as-char" svg:x="0in" svg:y="0in" svg:width="1.28125in" svg:height="0.63542in" style:rel-width="scale" style:rel-height="scale"><draw:object xlink:href="Object 5/" xlink:type="simple" xlink:show="embed" xlink:actuate="onLoad"/></draw:frame></text:p>
          </table:table-cell>
          <table:table-cell table:style-name="TableCell11">
            <text:p text:style-name="P12">Eq. 0</text:p>
          </table:table-cell>
        </table:table-row>
      </table:table>
      <text:p text:style-name="Standard"/>
      <text:p text:style-name="Standard">We want to determine how<text:s/><draw:frame draw:style-name="a5" text:anchor-type="as-char" svg:x="0in" svg:y="0in" svg:width="0.13542in" svg:height="0.19792in" style:rel-width="scale" style:rel-height="scale"><draw:object xlink:href="Object 6/" xlink:type="simple" xlink:show="embed" xlink:actuate="onLoad"/></draw:frame>changes when the temperature<text:s/><draw:frame draw:style-name="a6" text:anchor-type="as-char" svg:x="0in" svg:y="0in" svg:width="0.61458in" svg:height="0.19792in" style:rel-width="scale" style:rel-height="scale"><draw:object xlink:href="Object 7/" xlink:type="simple" xlink:show="embed" xlink:actuate="onLoad"/></draw:frame><text:s/>changes by a small amount.<text:s/>More formally, we will derive a formula for the linear approximation</text:p>
      <text:p text:style-name="Standard"/>
      <text:p text:style-name="P13">t^*(\epsilon) = t^*(0) + \epsilon \frac{d t^*}{d\epsilon}</text:p>
      <text:p text:style-name="P14"/>
      <text:p text:style-name="Standard">where \epsilon measures the magnitude of the small change, t^*(0) is the end time when there is no change in the temperature time series from historical data, and the derivative is the sensitivity of the end time with respect to small changes.</text:p>
      <text:p text:style-name="Standard"/>
      <text:p text:style-name="Standard"><text:s text:c="3"/>We write the change in temperature as<text:s/><draw:frame draw:style-name="a7" text:anchor-type="as-char" svg:x="0in" svg:y="0in" svg:width="0.86458in" svg:height="0.19792in" style:rel-width="scale" style:rel-height="scale"><draw:object xlink:href="Object 8/" xlink:type="simple" xlink:show="embed" xlink:actuate="onLoad"/></draw:frame>, where<draw:frame draw:style-name="a8" text:anchor-type="as-char" svg:x="0in" svg:y="0in" svg:width="0.29167in" svg:height="0.19792in" style:rel-width="scale" style:rel-height="scale"><draw:object xlink:href="Object 9/" xlink:type="simple" xlink:show="embed" xlink:actuate="onLoad"/></draw:frame>is the pattern in which the temperature differs from the expectation and<draw:frame draw:style-name="a9" text:anchor-type="as-char" svg:x="0in" svg:y="0in" svg:width="0.08333in" svg:height="0.19792in" style:rel-width="scale" style:rel-height="scale"><draw:object xlink:href="Object 10/" xlink:type="simple" xlink:show="embed" xlink:actuate="onLoad"/></draw:frame>is small. <text:s/>Since<text:s/>the end time now depends on<text:s/><draw:frame draw:style-name="a10" text:anchor-type="as-char" svg:x="0in" svg:y="0in" svg:width="0.08333in" svg:height="0.19792in" style:rel-width="scale" style:rel-height="scale"><draw:object xlink:href="Object 11/" xlink:type="simple" xlink:show="embed" xlink:actuate="onLoad"/></draw:frame>, we write<text:s/><draw:frame draw:style-name="a11" text:anchor-type="as-char" svg:x="0in" svg:y="0in" svg:width="0.71875in" svg:height="0.19792in" style:rel-width="scale" style:rel-height="scale"><draw:object xlink:href="Object 12/" xlink:type="simple" xlink:show="embed" xlink:actuate="onLoad"/></draw:frame>. <text:s/>The sensitivity of the end time with respect to<text:s/><draw:frame draw:style-name="a12" text:anchor-type="as-char" svg:x="0in" svg:y="0in" svg:width="0.08333in" svg:height="0.19792in" style:rel-width="scale" style:rel-height="scale"><draw:object xlink:href="Object 13/" xlink:type="simple" xlink:show="embed" xlink:actuate="onLoad"/></draw:frame>is given by the derivative</text:p>
      <text:p text:style-name="Standard"/>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
          </table:table-cell>
          <table:table-cell table:style-name="TableCell22">
            <text:p text:style-name="P23"><draw:frame draw:style-name="a13" text:anchor-type="as-char" svg:x="0in" svg:y="0in" svg:width="0.94792in" svg:height="0.375in" style:rel-width="scale" style:rel-height="scale"><draw:object xlink:href="Object 14/" xlink:type="simple" xlink:show="embed" xlink:actuate="onLoad"/></draw:frame></text:p>
          </table:table-cell>
          <table:table-cell table:style-name="TableCell24">
            <text:p text:style-name="P25">Eq. 0</text:p>
          </table:table-cell>
        </table:table-row>
      </table:table>
      <text:p text:style-name="Standard"/>
      <text:p text:style-name="Standard">This expression will depend on the pattern of temperature difference,<text:s/><draw:frame draw:style-name="a14" text:anchor-type="as-char" svg:x="0in" svg:y="0in" svg:width="0.29167in" svg:height="0.19792in" style:rel-width="scale" style:rel-height="scale"><draw:object xlink:href="Object 15/" xlink:type="simple" xlink:show="embed" xlink:actuate="onLoad"/></draw:frame>. We will discuss two specific patterns below.</text:p>
      <text:p text:style-name="Standard"/>
      <text:p text:style-name="Standard">When we substitute these expressions into the defining equation for t^* above,<text:s/><draw:frame draw:style-name="a15" text:anchor-type="as-char" svg:x="0in" svg:y="0in" svg:width="0.08333in" svg:height="0.19792in" style:rel-width="scale" style:rel-height="scale"><draw:object xlink:href="Object 16/" xlink:type="simple" xlink:show="embed" xlink:actuate="onLoad"/></draw:frame>appears twice: once in the upper limit of integration and once in the integrand. To emphasize these two occurrences, we write the left-hand side of the equation as a function two variables, namely</text:p>
      <text:p text:style-name="Standard"/>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
          </table:table-cell>
          <table:table-cell table:style-name="TableCell33">
            <text:p text:style-name="P34"><draw:frame draw:style-name="a16" text:anchor-type="as-char" svg:x="0in" svg:y="0in" svg:width="3.16667in" svg:height="0.66667in" style:rel-width="scale" style:rel-height="scale"><draw:object xlink:href="Object 17/" xlink:type="simple" xlink:show="embed" xlink:actuate="onLoad"/></draw:frame></text:p>
          </table:table-cell>
          <table:table-cell table:style-name="TableCell35">
            <text:p text:style-name="P36">Eq. 0</text:p>
          </table:table-cell>
        </table:table-row>
      </table:table>
      <text:p text:style-name="Standard"/>
      <text:p text:style-name="Standard">When we differentiate the equation that defines the end time,<text:s/><draw:frame draw:style-name="a17" text:anchor-type="as-char" svg:x="0in" svg:y="0in" svg:width="0.84375in" svg:height="0.19792in" style:rel-width="scale" style:rel-height="scale"><draw:object xlink:href="Object 18/" xlink:type="simple" xlink:show="embed" xlink:actuate="onLoad"/></draw:frame>, with respect to<text:s/><draw:frame draw:style-name="a18" text:anchor-type="as-char" svg:x="0in" svg:y="0in" svg:width="0.08333in" svg:height="0.19792in" style:rel-width="scale" style:rel-height="scale"><draw:object xlink:href="Object 19/" xlink:type="simple" xlink:show="embed" xlink:actuate="onLoad"/></draw:frame>, we use the chain rule repeatedly and obtain</text:p>
      <text:p text:style-name="Standard"/>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P43"/>
          </table:table-cell>
          <table:table-cell table:style-name="TableCell44">
            <text:p text:style-name="P45"><draw:frame draw:style-name="a19" text:anchor-type="as-char" svg:x="0in" svg:y="0in" svg:width="3.45833in" svg:height="0.38542in" style:rel-width="scale" style:rel-height="scale"><draw:object xlink:href="Object 20/" xlink:type="simple" xlink:show="embed" xlink:actuate="onLoad"/></draw:frame></text:p>
          </table:table-cell>
          <table:table-cell table:style-name="TableCell46">
            <text:p text:style-name="P47">Eq. 0</text:p>
          </table:table-cell>
        </table:table-row>
      </table:table>
      <text:p text:style-name="Standard"/>
      <text:p text:style-name="Standard">The derivative of the integral in Eq XX with respect to the end time is simply the<text:s/>integrand evaluated at the end time. The derivative of the integral with respect to the integrand is the integral itself since this is linear. The derivative of the rate function with respect to<text:s/><draw:frame draw:style-name="a20" text:anchor-type="as-char" svg:x="0in" svg:y="0in" svg:width="0.09375in" svg:height="0.19792in" style:rel-width="scale" style:rel-height="scale"><draw:object xlink:href="Object 21/" xlink:type="simple" xlink:show="embed" xlink:actuate="onLoad"/></draw:frame><text:s/>is the usual derivative and the derivative of<text:s/><draw:frame draw:style-name="a21" text:anchor-type="as-char" svg:x="0in" svg:y="0in" svg:width="0.09375in" svg:height="0.19792in" style:rel-width="scale" style:rel-height="scale"><draw:object xlink:href="Object 22/" xlink:type="simple" xlink:show="embed" xlink:actuate="onLoad"/></draw:frame><text:s/>with respect<text:s/>to<text:s/><draw:frame draw:style-name="a22" text:anchor-type="as-char" svg:x="0in" svg:y="0in" svg:width="0.08333in" svg:height="0.19792in" style:rel-width="scale" style:rel-height="scale"><draw:object xlink:href="Object 23/" xlink:type="simple" xlink:show="embed" xlink:actuate="onLoad"/></draw:frame><text:s/>is<text:s/><draw:frame draw:style-name="a23" text:anchor-type="as-char" svg:x="0in" svg:y="0in" svg:width="0.08333in" svg:height="0.19792in" style:rel-width="scale" style:rel-height="scale"><draw:object xlink:href="Object 24/" xlink:type="simple" xlink:show="embed" xlink:actuate="onLoad"/></draw:frame>, by our definition above. Then we can solve the above equation for the quantity we are looking for and find</text:p>
      <text:p text:style-name="Standard"/>
      <text:p text:style-name="Standard"/>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
          </table:table-cell>
          <table:table-cell table:style-name="TableCell55">
            <text:p text:style-name="P56"><draw:frame draw:style-name="a24" text:anchor-type="as-char" svg:x="0in" svg:y="0in" svg:width="2.10417in" svg:height="0.53125in" style:rel-width="scale" style:rel-height="scale"><draw:object xlink:href="Object 25/" xlink:type="simple" xlink:show="embed" xlink:actuate="onLoad"/></draw:frame></text:p>
          </table:table-cell>
          <table:table-cell table:style-name="TableCell57">
            <text:p text:style-name="P58">Eq. 0</text:p>
          </table:table-cell>
        </table:table-row>
      </table:table>
      <text:p text:style-name="Standard"/>
      <text:p text:style-name="Standard">Hence, the end time has the linear<text:s/>approximation</text:p>
      <text:p text:style-name="Standard"/>
      <text:p text:style-name="Standard"/>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
          </table:table-cell>
          <table:table-cell table:style-name="TableCell66">
            <text:p text:style-name="P67"><draw:frame draw:style-name="a25" text:anchor-type="as-char" svg:x="0in" svg:y="0in" svg:width="3.88542in" svg:height="0.53125in" style:rel-width="scale" style:rel-height="scale"><draw:object xlink:href="Object 26/" xlink:type="simple" xlink:show="embed" xlink:actuate="onLoad"/></draw:frame></text:p>
          </table:table-cell>
          <table:table-cell table:style-name="TableCell68">
            <text:p text:style-name="P69">Eq. 0</text:p>
          </table:table-cell>
        </table:table-row>
      </table:table>
      <text:p text:style-name="Standard"/>
      <text:p text:style-name="Standard">As expected, the pattern by which the temperature deviates,<text:s/><draw:frame draw:style-name="a26" text:anchor-type="as-char" svg:x="0in" svg:y="0in" svg:width="0.29167in" svg:height="0.19792in" style:rel-width="scale" style:rel-height="scale"><draw:object xlink:href="Object 27/" xlink:type="simple" xlink:show="embed" xlink:actuate="onLoad"/></draw:frame>, appears in this formula. We look at two interesting special cases for this pattern.</text:p>
      <text:p text:style-name="Standard"/>
      <text:p text:style-name="Standard">The first case is that the temperature change is constant throughout the period,<text:s/>independent of time. In that case, we can set<text:s/><draw:frame draw:style-name="a27" text:anchor-type="as-char" svg:x="0in" svg:y="0in" svg:width="0.78125in" svg:height="0.19792in" style:rel-width="scale" style:rel-height="scale"><draw:object xlink:href="Object 28/" xlink:type="simple" xlink:show="embed" xlink:actuate="onLoad"/></draw:frame><text:s/>to be the constant temperature difference. Then the function<text:s/><draw:frame draw:style-name="a28" text:anchor-type="as-char" svg:x="0in" svg:y="0in" svg:width="0.29167in" svg:height="0.19792in" style:rel-width="scale" style:rel-height="scale"><draw:object xlink:href="Object 29/" xlink:type="simple" xlink:show="embed" xlink:actuate="onLoad"/></draw:frame><text:s/>drops out of the above integral and the end time is given by</text:p>
      <text:p text:style-name="Standard"/>
      <table:table table:style-name="Table70">
        <table:table-columns>
          <table:table-column table:style-name="TableColumn71"/>
          <table:table-column table:style-name="TableColumn72"/>
          <table:table-column table:style-name="TableColumn73"/>
        </table:table-columns>
        <table:table-row table:style-name="TableRow74">
          <table:table-cell table:style-name="TableCell75">
            <text:p text:style-name="P76"/>
          </table:table-cell>
          <table:table-cell table:style-name="TableCell77">
            <text:p text:style-name="P78"><draw:frame draw:style-name="a29" text:anchor-type="as-char" svg:x="0in" svg:y="0in" svg:width="2.57292in" svg:height="0.53125in" style:rel-width="scale" style:rel-height="scale"><draw:object xlink:href="Object 30/" xlink:type="simple" xlink:show="embed" xlink:actuate="onLoad"/></draw:frame></text:p>
          </table:table-cell>
          <table:table-cell table:style-name="TableCell79">
            <text:p text:style-name="P80">Eq. 0</text:p>
          </table:table-cell>
        </table:table-row>
      </table:table>
      <text:p text:style-name="Standard"/>
      <text:p text:style-name="Standard">Since<text:s/><draw:frame draw:style-name="a30" text:anchor-type="as-char" svg:x="0in" svg:y="0in" svg:width="0.6875in" svg:height="0.19792in" style:rel-width="scale" style:rel-height="scale"><draw:object xlink:href="Object 31/" xlink:type="simple" xlink:show="embed" xlink:actuate="onLoad"/></draw:frame><text:s/>and<text:s/><draw:frame draw:style-name="a31" text:anchor-type="as-char" svg:x="0in" svg:y="0in" svg:width="0.65625in" svg:height="0.19792in" style:rel-width="scale" style:rel-height="scale"><draw:object xlink:href="Object 32/" xlink:type="simple" xlink:show="embed" xlink:actuate="onLoad"/></draw:frame>the end time decreases if the temperature increases, i.e.,<text:s/>the phenology advances. We knew this already from general consideration, but now we have an explicit expression for how much the advance is per degree increase.</text:p>
      <text:p text:style-name="Standard"/>
      <text:p text:style-name="Standard">The second case in which we can simplify the general formula is that there is a warm or cold<text:s/>spell of relatively short duration at a particular time during the resting phase. Then<text:s/><draw:frame draw:style-name="a32" text:anchor-type="as-char" svg:x="0in" svg:y="0in" svg:width="0.78125in" svg:height="0.19792in" style:rel-width="scale" style:rel-height="scale"><draw:object xlink:href="Object 33/" xlink:type="simple" xlink:show="embed" xlink:actuate="onLoad"/></draw:frame><text:s/>during the spell of duration<text:s/><draw:frame draw:style-name="a33" text:anchor-type="as-char" svg:x="0in" svg:y="0in" svg:width="0.16667in" svg:height="0.19792in" style:rel-width="scale" style:rel-height="scale"><draw:object xlink:href="Object 34/" xlink:type="simple" xlink:show="embed" xlink:actuate="onLoad"/></draw:frame>, starting at time<text:s/><draw:frame draw:style-name="a34" text:anchor-type="as-char" svg:x="0in" svg:y="0in" svg:width="0.125in" svg:height="0.19792in" style:rel-width="scale" style:rel-height="scale"><draw:object xlink:href="Object 35/" xlink:type="simple" xlink:show="embed" xlink:actuate="onLoad"/></draw:frame>, and<text:s/><draw:frame draw:style-name="a35" text:anchor-type="as-char" svg:x="0in" svg:y="0in" svg:width="0.60417in" svg:height="0.19792in" style:rel-width="scale" style:rel-height="scale"><draw:object xlink:href="Object 36/" xlink:type="simple" xlink:show="embed" xlink:actuate="onLoad"/></draw:frame><text:s/>otherwise. The the integral in the numerator of Eq. YY can be approximated by</text:p>
      <text:p text:style-name="Standard"/>
      <text:p text:style-name="Standard"/>
      <table:table table:style-name="Table81">
        <table:table-columns>
          <table:table-column table:style-name="TableColumn82"/>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draw:frame draw:style-name="a36" text:anchor-type="as-char" svg:x="0in" svg:y="0in" svg:width="4.52083in" svg:height="0.65625in" style:rel-width="scale" style:rel-height="scale"><draw:object xlink:href="Object 37/" xlink:type="simple" xlink:show="embed" xlink:actuate="onLoad"/></draw:frame></text:p>
          </table:table-cell>
          <table:table-cell table:style-name="TableCell90">
            <text:p text:style-name="P91">Eq. 0</text:p>
          </table:table-cell>
        </table:table-row>
      </table:table>
      <text:p text:style-name="Standard"/>
      <text:p text:style-name="Standard">Hence the<text:s/>expression for the end time is approximately</text:p>
      <text:p text:style-name="Standard"/>
      <text:p text:style-name="Standard"/>
      <table:table table:style-name="Table92">
        <table:table-columns>
          <table:table-column table:style-name="TableColumn93"/>
          <table:table-column table:style-name="TableColumn94"/>
          <table:table-column table:style-name="TableColumn95"/>
        </table:table-columns>
        <table:table-row table:style-name="TableRow96">
          <table:table-cell table:style-name="TableCell97">
            <text:p text:style-name="P98"/>
          </table:table-cell>
          <table:table-cell table:style-name="TableCell99">
            <text:p text:style-name="P100"><draw:frame draw:style-name="a37" text:anchor-type="as-char" svg:x="0in" svg:y="0in" svg:width="2.20833in" svg:height="0.42708in" style:rel-width="scale" style:rel-height="scale"><draw:object xlink:href="Object 38/" xlink:type="simple" xlink:show="embed" xlink:actuate="onLoad"/></draw:frame></text:p>
          </table:table-cell>
          <table:table-cell table:style-name="TableCell101">
            <text:p text:style-name="P102">Eq. 0</text:p>
          </table:table-cell>
        </table:table-row>
      </table:table>
      <text:p text:style-name="Standard"/>
      <text:p text:style-name="Standard">This means that the end time is most sensitive to a warm or cold spell when the derivative of the rate function is the highest, all other things being equal.</text:p>
      <text:p text:style-name="Standard">DO WE NEED A FIGURE FOR THE TWO<text:s/>CASES: CONSTANT INCREASE AND SPELL? THE CONSTANT INCREASE IS ALREADY IN FIG 1.</text:p>
      <text:p text:style-name="Standard"/>
      <text:p text:style-name="Standard">For the rate function</text:p>
      <text:p text:style-name="Standard"/>
      <text:p text:style-name="P103"><draw:frame draw:style-name="a38" text:anchor-type="as-char" svg:x="0in" svg:y="0in" svg:width="1.88542in" svg:height="0.40625in" style:rel-width="scale" style:rel-height="scale"><draw:object xlink:href="Object 39/" xlink:type="simple" xlink:show="embed" xlink:actuate="onLoad"/></draw:frame></text:p>
      <text:p text:style-name="Standard"/>
      <text:p text:style-name="Standard">we can explicitly calculate the derivative as</text:p>
      <text:p text:style-name="Standard"/>
      <text:p text:style-name="P104"><draw:frame draw:style-name="a39" text:anchor-type="as-char" svg:x="0in" svg:y="0in" svg:width="2.13542in" svg:height="0.41667in" style:rel-width="scale" style:rel-height="scale"><draw:object xlink:href="Object 40/" xlink:type="simple" xlink:show="embed" xlink:actuate="onLoad"/></draw:frame></text:p>
      <text:p text:style-name="Standard"/>
      <text:p text:style-name="Standard">which is positive since<text:s/><draw:frame draw:style-name="a40" text:anchor-type="as-char" svg:x="0in" svg:y="0in" svg:width="0.09375in" svg:height="0.19792in" style:rel-width="scale" style:rel-height="scale"><draw:object xlink:href="Object 41/" xlink:type="simple" xlink:show="embed" xlink:actuate="onLoad"/></draw:frame>is negative. To find the maximum of the derivative, we differentiate again and find</text:p>
      <text:p text:style-name="P105"><draw:frame draw:style-name="a41" text:anchor-type="as-char" svg:x="0in" svg:y="0in" svg:width="3.39583in" svg:height="0.4375in" style:rel-width="scale" style:rel-height="scale"><draw:object xlink:href="Object 42/" xlink:type="simple" xlink:show="embed" xlink:actuate="onLoad"/></draw:frame></text:p>
      <text:p text:style-name="Standard"/>
      <text:p text:style-name="Standard">The maximum of<text:s/><draw:frame draw:style-name="a42" text:anchor-type="as-char" svg:x="0in" svg:y="0in" svg:width="0.14583in" svg:height="0.19792in" style:rel-width="scale" style:rel-height="scale"><draw:object xlink:href="Object 43/" xlink:type="simple" xlink:show="embed" xlink:actuate="onLoad"/></draw:frame>occurs where<text:s/><draw:frame draw:style-name="a43" text:anchor-type="as-char" svg:x="0in" svg:y="0in" svg:width="0.5in" svg:height="0.19792in" style:rel-width="scale" style:rel-height="scale"><draw:object xlink:href="Object 44/" xlink:type="simple" xlink:show="embed" xlink:actuate="onLoad"/></draw:frame>, which happens when<text:s/><draw:frame draw:style-name="a44" text:anchor-type="as-char" svg:x="0in" svg:y="0in" svg:width="0.39583in" svg:height="0.19792in" style:rel-width="scale" style:rel-height="scale"><draw:object xlink:href="Object 45/" xlink:type="simple" xlink:show="embed" xlink:actuate="onLoad"/></draw:frame>.</text:p>
      <text:p text:style-name="Standard"/>
      <text:p text:style-name="Standard">COMBINE THE SUGGESTED FIGURE ABOVE WITH A FIGURE OF R’ FOR TWO DIFFERENT SPECIES HERE.</text:p>
      <text:p text:style-name="Standard"/>
      <text:p text:style-name="Standard"/>
      <text:p text:style-name="Standard">The case of constant baseline temperature</text:p>
      <text:p text:style-name="Standard"/>
      <text:p text:style-name="Standard">Constant temperatures do not occur in the natural systems that we are interested in here, but they do occur in laboratory situations, e.g. when rearing insects. It turns out to be instructive to consider this situation because the calculations above can be carried out explicitly and some additional insights can be<text:s/>obtained.</text:p>
      <text:p text:style-name="Standard"/>
      <text:p text:style-name="Standard">When x(t) <text:s/>= x is constant in time, the integral in Eq XX becomes a simple multiplication and we find:</text:p>
      <text:p text:style-name="Standard"/>
      <text:p text:style-name="Standard">(t^* - t_0) R(x) = F.</text:p>
      <text:p text:style-name="Standard"/>
      <text:p text:style-name="Standard">Hence, we have an explicit expression for the end time as</text:p>
      <text:p text:style-name="Standard"/>
      <text:p text:style-name="P106">t^*(x)<text:s/>= t_0 + \frac{F}{R(x)}.</text:p>
      <text:p text:style-name="P107"/>
      <text:p text:style-name="Standard">Since R(.) is an increasing function, t^* is decreasing, i.e., the phenology advances as the temperature increases. Since R(.) is also bounded, i.e., there is a maximal rate of temperature accumulation, the end times are also bounded, in particular, there is a minimal duration of the resting period. The higher the temperature gets, the smaller the decrease in t^* will be. Hence, the phenology will continue to advance as temperature increases, but it will do so at a decelerating rate.</text:p>
      <text:p text:style-name="Standard"/>
      <text:p text:style-name="Standard">When two species with potentially different accumulation rate functions are driven by the same temperature time series, the phenology of each species will advance as temperature increases, with a decelerating rate as discussed above. The mismatch in their phenology, however, may increase or decrease as the figure below show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0986in" fo:line-height="115%"/>
      <style:text-properties style:font-name="Times New Roman" style:font-name-asian="Times New Roman" style:font-name-complex="Times New Roman" style:language-asian="en" style:country-asian="C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ortalier Sebastien</meta:initial-creator>
    <dc:creator>Portalier Sebastien</dc:creator>
    <meta:creation-date>2020-12-09T11:37:00Z</meta:creation-date>
    <dc:date>2021-02-15T22:44:00Z</dc:date>
    <meta:print-date>2021-02-15T22:32:00Z</meta:print-date>
    <meta:template xlink:href="Normal.dotm" xlink:type="simple"/>
    <meta:editing-cycles>21</meta:editing-cycles>
    <meta:editing-duration>PT25140S</meta:editing-duration>
    <meta:document-statistic meta:page-count="1" meta:paragraph-count="12" meta:word-count="929" meta:character-count="6216" meta:row-count="44" meta:non-whitespace-character-count="5299"/>
  </office:meta>
</office:document-meta>
</file>

<file path=Object 1/content.xml><?xml version="1.0" encoding="utf-8"?>
<mml:math xmlns:mml="http://www.w3.org/1998/Math/MathML" xmlns:m="http://schemas.openxmlformats.org/officeDocument/2006/math">
  <mml:msub>
    <mml:mrow>
      <mml:mi>t</mml:mi>
    </mml:mrow>
    <mml:mrow>
      <mml:mn>0</mml:mn>
    </mml:mrow>
  </mml:msub>
</mml:math>
</file>

<file path=Object 10/content.xml><?xml version="1.0" encoding="utf-8"?>
<mml:math xmlns:mml="http://www.w3.org/1998/Math/MathML" xmlns:m="http://schemas.openxmlformats.org/officeDocument/2006/math">
  <mml:mi>ϵ</mml:mi>
</mml:math>
</file>

<file path=Object 11/content.xml><?xml version="1.0" encoding="utf-8"?>
<mml:math xmlns:mml="http://www.w3.org/1998/Math/MathML" xmlns:m="http://schemas.openxmlformats.org/officeDocument/2006/math">
  <mml:mi>ϵ</mml:mi>
</mml:math>
</file>

<file path=Object 12/content.xml><?xml version="1.0" encoding="utf-8"?>
<mml:math xmlns:mml="http://www.w3.org/1998/Math/MathML" xmlns:m="http://schemas.openxmlformats.org/officeDocument/2006/math">
  <mml:msup>
    <mml:mrow>
      <mml:mi>t</mml:mi>
    </mml:mrow>
    <mml:mrow>
      <mml:mi>*</mml:mi>
    </mml:mrow>
  </mml:msup>
  <mml:mo>=</mml:mo>
  <mml:msup>
    <mml:mrow>
      <mml:mi>t</mml:mi>
    </mml:mrow>
    <mml:mrow>
      <mml:mi>*</mml:mi>
    </mml:mrow>
  </mml:msup>
  <mml:mo>(</mml:mo>
  <mml:mi>ϵ</mml:mi>
  <mml:mo>)</mml:mo>
</mml:math>
</file>

<file path=Object 13/content.xml><?xml version="1.0" encoding="utf-8"?>
<mml:math xmlns:mml="http://www.w3.org/1998/Math/MathML" xmlns:m="http://schemas.openxmlformats.org/officeDocument/2006/math">
  <mml:mi>ϵ</mml:mi>
</mml:math>
</file>

<file path=Object 14/content.xml><?xml version="1.0" encoding="utf-8"?>
<mml:math xmlns:mml="http://www.w3.org/1998/Math/MathML" xmlns:m="http://schemas.openxmlformats.org/officeDocument/2006/math">
  <mml:mfrac>
    <mml:mrow>
      <mml:msup>
        <mml:mrow>
          <mml:mi>d</mml:mi>
          <mml:mi>t</mml:mi>
        </mml:mrow>
        <mml:mrow>
          <mml:mi>*</mml:mi>
        </mml:mrow>
      </mml:msup>
    </mml:mrow>
    <mml:mrow>
      <mml:mi>d</mml:mi>
      <mml:mi>ϵ</mml:mi>
    </mml:mrow>
  </mml:mfrac>
  <mml:mi>f</mml:mi>
  <mml:mi>o</mml:mi>
  <mml:mi>r</mml:mi>
  <mml:mi>ϵ</mml:mi>
  <mml:mo>=</mml:mo>
  <mml:mn>0</mml:mn>
  <mml:mo>.</mml:mo>
</mml:math>
</file>

<file path=Object 15/content.xml><?xml version="1.0" encoding="utf-8"?>
<mml:math xmlns:mml="http://www.w3.org/1998/Math/MathML" xmlns:m="http://schemas.openxmlformats.org/officeDocument/2006/math">
  <mml:mi>z</mml:mi>
  <mml:mo>(</mml:mo>
  <mml:mi>t</mml:mi>
  <mml:mo>)</mml:mo>
</mml:math>
</file>

<file path=Object 16/content.xml><?xml version="1.0" encoding="utf-8"?>
<mml:math xmlns:mml="http://www.w3.org/1998/Math/MathML" xmlns:m="http://schemas.openxmlformats.org/officeDocument/2006/math">
  <mml:mi>ϵ</mml:mi>
</mml:math>
</file>

<file path=Object 17/content.xml><?xml version="1.0" encoding="utf-8"?>
<mml:math xmlns:mml="http://www.w3.org/1998/Math/MathML" xmlns:m="http://schemas.openxmlformats.org/officeDocument/2006/math">
  <mml:mi>I</mml:mi>
  <mml:mo>(</mml:mo>
  <mml:msup>
    <mml:mrow>
      <mml:mi>t</mml:mi>
    </mml:mrow>
    <mml:mrow>
      <mml:mi>*</mml:mi>
    </mml:mrow>
  </mml:msup>
  <mml:mo>(</mml:mo>
  <mml:mi>ϵ</mml:mi>
  <mml:mo>)</mml:mo>
  <mml:mo>,</mml:mo>
  <mml:mi>R</mml:mi>
  <mml:mo>(</mml:mo>
  <mml:mi>x</mml:mi>
  <mml:mo>+</mml:mo>
  <mml:mi>ϵ</mml:mi>
  <mml:mi>z</mml:mi>
  <mml:mo>)</mml:mo>
  <mml:mo>)</mml:mo>
  <mml:mo>=</mml:mo>
  <mml:mrow>
    <mml:munderover>
      <mml:mo stretchy="false">∫</mml:mo>
      <mml:mrow>
        <mml:msub>
          <mml:mrow>
            <mml:mi>t</mml:mi>
          </mml:mrow>
          <mml:mrow>
            <mml:mn>0</mml:mn>
          </mml:mrow>
        </mml:msub>
      </mml:mrow>
      <mml:mrow>
        <mml:msup>
          <mml:mrow>
            <mml:mi>t</mml:mi>
          </mml:mrow>
          <mml:mrow>
            <mml:mi>*</mml:mi>
          </mml:mrow>
        </mml:msup>
        <mml:mo>(</mml:mo>
        <mml:mi>ϵ</mml:mi>
        <mml:mo>)</mml:mo>
      </mml:mrow>
    </mml:munderover>
    <mml:mrow>
      <mml:mi>R</mml:mi>
      <mml:mo>(</mml:mo>
      <mml:mi>x</mml:mi>
      <mml:mo>(</mml:mo>
      <mml:mi>t</mml:mi>
      <mml:mo>)</mml:mo>
      <mml:mo>+</mml:mo>
      <mml:mi>ϵ</mml:mi>
      <mml:mi>z</mml:mi>
      <mml:mo>(</mml:mo>
      <mml:mi>t</mml:mi>
      <mml:mo>)</mml:mo>
      <mml:mo>)</mml:mo>
      <mml:mi>d</mml:mi>
      <mml:mi>t</mml:mi>
    </mml:mrow>
  </mml:mrow>
  <mml:mo>.</mml:mo>
</mml:math>
</file>

<file path=Object 18/content.xml><?xml version="1.0" encoding="utf-8"?>
<mml:math xmlns:mml="http://www.w3.org/1998/Math/MathML" xmlns:m="http://schemas.openxmlformats.org/officeDocument/2006/math">
  <mml:mi>I</mml:mi>
  <mml:mo>(</mml:mo>
  <mml:msup>
    <mml:mrow>
      <mml:mi>t</mml:mi>
    </mml:mrow>
    <mml:mrow>
      <mml:mi>*</mml:mi>
    </mml:mrow>
  </mml:msup>
  <mml:mo>,</mml:mo>
  <mml:mi>R</mml:mi>
  <mml:mo>)</mml:mo>
  <mml:mo>=</mml:mo>
  <mml:mi>F</mml:mi>
</mml:math>
</file>

<file path=Object 19/content.xml><?xml version="1.0" encoding="utf-8"?>
<mml:math xmlns:mml="http://www.w3.org/1998/Math/MathML" xmlns:m="http://schemas.openxmlformats.org/officeDocument/2006/math">
  <mml:mi>ϵ</mml:mi>
</mml:math>
</file>

<file path=Object 2/content.xml><?xml version="1.0" encoding="utf-8"?>
<mml:math xmlns:mml="http://www.w3.org/1998/Math/MathML" xmlns:m="http://schemas.openxmlformats.org/officeDocument/2006/math">
  <mml:mi>R</mml:mi>
  <mml:mo>(</mml:mo>
  <mml:mi>x</mml:mi>
  <mml:mo>)</mml:mo>
</mml:math>
</file>

<file path=Object 20/content.xml><?xml version="1.0" encoding="utf-8"?>
<mml:math xmlns:mml="http://www.w3.org/1998/Math/MathML" xmlns:m="http://schemas.openxmlformats.org/officeDocument/2006/math">
  <mml:mfrac>
    <mml:mrow>
      <mml:mi>d</mml:mi>
    </mml:mrow>
    <mml:mrow>
      <mml:mi>d</mml:mi>
      <mml:mi>ϵ</mml:mi>
    </mml:mrow>
  </mml:mfrac>
  <mml:mi>I</mml:mi>
  <mml:mo>(</mml:mo>
  <mml:msup>
    <mml:mrow>
      <mml:mi>t</mml:mi>
    </mml:mrow>
    <mml:mrow>
      <mml:mi>*</mml:mi>
    </mml:mrow>
  </mml:msup>
  <mml:mo>(</mml:mo>
  <mml:mi>ϵ</mml:mi>
  <mml:mo>)</mml:mo>
  <mml:mo>,</mml:mo>
  <mml:mi>R</mml:mi>
  <mml:mo>(</mml:mo>
  <mml:mi>x</mml:mi>
  <mml:mo>+</mml:mo>
  <mml:mi>ϵ</mml:mi>
  <mml:mi>z</mml:mi>
  <mml:mo>)</mml:mo>
  <mml:mo>)</mml:mo>
  <mml:mo>=</mml:mo>
  <mml:mfrac>
    <mml:mrow>
      <mml:mo>∂</mml:mo>
      <mml:mi>I</mml:mi>
    </mml:mrow>
    <mml:mrow>
      <mml:mo>∂</mml:mo>
      <mml:msup>
        <mml:mrow>
          <mml:mi>t</mml:mi>
        </mml:mrow>
        <mml:mrow>
          <mml:mi>*</mml:mi>
        </mml:mrow>
      </mml:msup>
    </mml:mrow>
  </mml:mfrac>
  <mml:mfrac>
    <mml:mrow>
      <mml:mi>d</mml:mi>
      <mml:msup>
        <mml:mrow>
          <mml:mi>t</mml:mi>
        </mml:mrow>
        <mml:mrow>
          <mml:mi>*</mml:mi>
        </mml:mrow>
      </mml:msup>
    </mml:mrow>
    <mml:mrow>
      <mml:mi>d</mml:mi>
      <mml:mi>ϵ</mml:mi>
    </mml:mrow>
  </mml:mfrac>
  <mml:mo>+</mml:mo>
  <mml:mfrac>
    <mml:mrow>
      <mml:mo>∂</mml:mo>
      <mml:mi>I</mml:mi>
    </mml:mrow>
    <mml:mrow>
      <mml:mo>∂</mml:mo>
      <mml:mi>R</mml:mi>
    </mml:mrow>
  </mml:mfrac>
  <mml:mfrac>
    <mml:mrow>
      <mml:mi>d</mml:mi>
      <mml:mi>R</mml:mi>
    </mml:mrow>
    <mml:mrow>
      <mml:mi>d</mml:mi>
      <mml:mi>x</mml:mi>
    </mml:mrow>
  </mml:mfrac>
  <mml:mfrac>
    <mml:mrow>
      <mml:mi>d</mml:mi>
      <mml:mi>x</mml:mi>
    </mml:mrow>
    <mml:mrow>
      <mml:mi>d</mml:mi>
      <mml:mi>ϵ</mml:mi>
    </mml:mrow>
  </mml:mfrac>
  <mml:mo>=</mml:mo>
  <mml:mn>0</mml:mn>
  <mml:mo>.</mml:mo>
</mml:math>
</file>

<file path=Object 21/content.xml><?xml version="1.0" encoding="utf-8"?>
<mml:math xmlns:mml="http://www.w3.org/1998/Math/MathML" xmlns:m="http://schemas.openxmlformats.org/officeDocument/2006/math">
  <mml:mi>x</mml:mi>
</mml:math>
</file>

<file path=Object 22/content.xml><?xml version="1.0" encoding="utf-8"?>
<mml:math xmlns:mml="http://www.w3.org/1998/Math/MathML" xmlns:m="http://schemas.openxmlformats.org/officeDocument/2006/math">
  <mml:mi>x</mml:mi>
</mml:math>
</file>

<file path=Object 23/content.xml><?xml version="1.0" encoding="utf-8"?>
<mml:math xmlns:mml="http://www.w3.org/1998/Math/MathML" xmlns:m="http://schemas.openxmlformats.org/officeDocument/2006/math">
  <mml:mi>ϵ</mml:mi>
</mml:math>
</file>

<file path=Object 24/content.xml><?xml version="1.0" encoding="utf-8"?>
<mml:math xmlns:mml="http://www.w3.org/1998/Math/MathML" xmlns:m="http://schemas.openxmlformats.org/officeDocument/2006/math">
  <mml:mi>z</mml:mi>
</mml:math>
</file>

<file path=Object 25/content.xml><?xml version="1.0" encoding="utf-8"?>
<mml:math xmlns:mml="http://www.w3.org/1998/Math/MathML" xmlns:m="http://schemas.openxmlformats.org/officeDocument/2006/math">
  <mml:mfrac>
    <mml:mrow>
      <mml:mi>d</mml:mi>
      <mml:msup>
        <mml:mrow>
          <mml:mi>t</mml:mi>
        </mml:mrow>
        <mml:mrow>
          <mml:mi>*</mml:mi>
        </mml:mrow>
      </mml:msup>
    </mml:mrow>
    <mml:mrow>
      <mml:mi>d</mml:mi>
      <mml:mi>ϵ</mml:mi>
    </mml:mrow>
  </mml:mfrac>
  <mml:mo>=</mml:mo>
  <mml:mfrac>
    <mml:mrow>
      <mml:mo>-</mml:mo>
      <mml:mrow>
        <mml:munderover>
          <mml:mo stretchy="false">∫</mml:mo>
          <mml:mrow>
            <mml:msub>
              <mml:mrow>
                <mml:mi>t</mml:mi>
              </mml:mrow>
              <mml:mrow>
                <mml:mn>0</mml:mn>
              </mml:mrow>
            </mml:msub>
          </mml:mrow>
          <mml:mrow>
            <mml:msup>
              <mml:mrow>
                <mml:mi>t</mml:mi>
              </mml:mrow>
              <mml:mrow>
                <mml:mi>*</mml:mi>
              </mml:mrow>
            </mml:msup>
          </mml:mrow>
        </mml:munderover>
        <mml:mrow/>
      </mml:mrow>
      <mml:mi>R</mml:mi>
      <mml:mi>'</mml:mi>
      <mml:mo>(</mml:mo>
      <mml:mi>x</mml:mi>
      <mml:mo>(</mml:mo>
      <mml:mi>t</mml:mi>
      <mml:mo>)</mml:mo>
      <mml:mo>)</mml:mo>
      <mml:mi>z</mml:mi>
      <mml:mo>(</mml:mo>
      <mml:mi>t</mml:mi>
      <mml:mo>)</mml:mo>
      <mml:mi>d</mml:mi>
      <mml:mi>t</mml:mi>
    </mml:mrow>
    <mml:mrow>
      <mml:mi>R</mml:mi>
      <mml:mo>(</mml:mo>
      <mml:mi>x</mml:mi>
      <mml:mo>(</mml:mo>
      <mml:msup>
        <mml:mrow>
          <mml:mi>t</mml:mi>
        </mml:mrow>
        <mml:mrow>
          <mml:mi>*</mml:mi>
        </mml:mrow>
      </mml:msup>
      <mml:mo>)</mml:mo>
      <mml:mo>)</mml:mo>
    </mml:mrow>
  </mml:mfrac>
  <mml:mo>.</mml:mo>
</mml:math>
</file>

<file path=Object 26/content.xml><?xml version="1.0" encoding="utf-8"?>
<mml:math xmlns:mml="http://www.w3.org/1998/Math/MathML" xmlns:m="http://schemas.openxmlformats.org/officeDocument/2006/math">
  <mml:msup>
    <mml:mrow>
      <mml:mi>t</mml:mi>
    </mml:mrow>
    <mml:mrow>
      <mml:mi>*</mml:mi>
    </mml:mrow>
  </mml:msup>
  <mml:mo>(</mml:mo>
  <mml:mi>ϵ</mml:mi>
  <mml:mo>)</mml:mo>
  <mml:mo>≈</mml:mo>
  <mml:msup>
    <mml:mrow>
      <mml:mi>t</mml:mi>
    </mml:mrow>
    <mml:mrow>
      <mml:mi>*</mml:mi>
    </mml:mrow>
  </mml:msup>
  <mml:mo>(</mml:mo>
  <mml:mn>0</mml:mn>
  <mml:mo>)</mml:mo>
  <mml:mo>+</mml:mo>
  <mml:mi>ϵ</mml:mi>
  <mml:mfrac>
    <mml:mrow>
      <mml:mi>d</mml:mi>
      <mml:msup>
        <mml:mrow>
          <mml:mi>t</mml:mi>
        </mml:mrow>
        <mml:mrow>
          <mml:mi>*</mml:mi>
        </mml:mrow>
      </mml:msup>
    </mml:mrow>
    <mml:mrow>
      <mml:mi>d</mml:mi>
      <mml:mi>ϵ</mml:mi>
    </mml:mrow>
  </mml:mfrac>
  <mml:mo>=</mml:mo>
  <mml:msup>
    <mml:mrow>
      <mml:mi>t</mml:mi>
    </mml:mrow>
    <mml:mrow>
      <mml:mi>*</mml:mi>
    </mml:mrow>
  </mml:msup>
  <mml:mo>(</mml:mo>
  <mml:mn>0</mml:mn>
  <mml:mo>)</mml:mo>
  <mml:mo>-</mml:mo>
  <mml:mi>ϵ</mml:mi>
  <mml:mfrac>
    <mml:mrow>
      <mml:mrow>
        <mml:munderover>
          <mml:mo stretchy="false">∫</mml:mo>
          <mml:mrow>
            <mml:msub>
              <mml:mrow>
                <mml:mi>t</mml:mi>
              </mml:mrow>
              <mml:mrow>
                <mml:mn>0</mml:mn>
              </mml:mrow>
            </mml:msub>
          </mml:mrow>
          <mml:mrow>
            <mml:msup>
              <mml:mrow>
                <mml:mi>t</mml:mi>
              </mml:mrow>
              <mml:mrow>
                <mml:mi>*</mml:mi>
              </mml:mrow>
            </mml:msup>
          </mml:mrow>
        </mml:munderover>
        <mml:mrow/>
      </mml:mrow>
      <mml:mi>R</mml:mi>
      <mml:mi>'</mml:mi>
      <mml:mo>(</mml:mo>
      <mml:mi>x</mml:mi>
      <mml:mo>(</mml:mo>
      <mml:mi>t</mml:mi>
      <mml:mo>)</mml:mo>
      <mml:mo>)</mml:mo>
      <mml:mi>z</mml:mi>
      <mml:mo>(</mml:mo>
      <mml:mi>t</mml:mi>
      <mml:mo>)</mml:mo>
      <mml:mi>d</mml:mi>
      <mml:mi>t</mml:mi>
    </mml:mrow>
    <mml:mrow>
      <mml:mi>R</mml:mi>
      <mml:mo>(</mml:mo>
      <mml:mi>x</mml:mi>
      <mml:mo>(</mml:mo>
      <mml:msup>
        <mml:mrow>
          <mml:mi>t</mml:mi>
        </mml:mrow>
        <mml:mrow>
          <mml:mi>*</mml:mi>
        </mml:mrow>
      </mml:msup>
      <mml:mo>)</mml:mo>
      <mml:mo>)</mml:mo>
    </mml:mrow>
  </mml:mfrac>
  <mml:mo>.</mml:mo>
</mml:math>
</file>

<file path=Object 27/content.xml><?xml version="1.0" encoding="utf-8"?>
<mml:math xmlns:mml="http://www.w3.org/1998/Math/MathML" xmlns:m="http://schemas.openxmlformats.org/officeDocument/2006/math">
  <mml:mi>z</mml:mi>
  <mml:mo>(</mml:mo>
  <mml:mi>t</mml:mi>
  <mml:mo>)</mml:mo>
</mml:math>
</file>

<file path=Object 28/content.xml><?xml version="1.0" encoding="utf-8"?>
<mml:math xmlns:mml="http://www.w3.org/1998/Math/MathML" xmlns:m="http://schemas.openxmlformats.org/officeDocument/2006/math">
  <mml:mi>ϵ</mml:mi>
  <mml:mi>z</mml:mi>
  <mml:mo>(</mml:mo>
  <mml:mi>t</mml:mi>
  <mml:mo>)</mml:mo>
  <mml:mo>=</mml:mo>
  <mml:mi mathvariant="normal">Δ</mml:mi>
  <mml:mi>x</mml:mi>
</mml:math>
</file>

<file path=Object 29/content.xml><?xml version="1.0" encoding="utf-8"?>
<mml:math xmlns:mml="http://www.w3.org/1998/Math/MathML" xmlns:m="http://schemas.openxmlformats.org/officeDocument/2006/math">
  <mml:mi>z</mml:mi>
  <mml:mo>(</mml:mo>
  <mml:mi>t</mml:mi>
  <mml:mo>)</mml:mo>
</mml:math>
</file>

<file path=Object 3/content.xml><?xml version="1.0" encoding="utf-8"?>
<mml:math xmlns:mml="http://www.w3.org/1998/Math/MathML" xmlns:m="http://schemas.openxmlformats.org/officeDocument/2006/math">
  <mml:mi>F</mml:mi>
</mml:math>
</file>

<file path=Object 30/content.xml><?xml version="1.0" encoding="utf-8"?>
<mml:math xmlns:mml="http://www.w3.org/1998/Math/MathML" xmlns:m="http://schemas.openxmlformats.org/officeDocument/2006/math">
  <mml:msup>
    <mml:mrow>
      <mml:mi>t</mml:mi>
    </mml:mrow>
    <mml:mrow>
      <mml:mi>*</mml:mi>
    </mml:mrow>
  </mml:msup>
  <mml:mo>(</mml:mo>
  <mml:mi>ϵ</mml:mi>
  <mml:mo>)</mml:mo>
  <mml:mo>≈</mml:mo>
  <mml:msup>
    <mml:mrow>
      <mml:mi>t</mml:mi>
    </mml:mrow>
    <mml:mrow>
      <mml:mi>*</mml:mi>
    </mml:mrow>
  </mml:msup>
  <mml:mo>(</mml:mo>
  <mml:mn>0</mml:mn>
  <mml:mo>)</mml:mo>
  <mml:mo>-</mml:mo>
  <mml:mi mathvariant="normal">Δ</mml:mi>
  <mml:mi>x</mml:mi>
  <mml:mfrac>
    <mml:mrow>
      <mml:mrow>
        <mml:munderover>
          <mml:mo stretchy="false">∫</mml:mo>
          <mml:mrow>
            <mml:msub>
              <mml:mrow>
                <mml:mi>t</mml:mi>
              </mml:mrow>
              <mml:mrow>
                <mml:mn>0</mml:mn>
              </mml:mrow>
            </mml:msub>
          </mml:mrow>
          <mml:mrow>
            <mml:msup>
              <mml:mrow>
                <mml:mi>t</mml:mi>
              </mml:mrow>
              <mml:mrow>
                <mml:mi>*</mml:mi>
              </mml:mrow>
            </mml:msup>
          </mml:mrow>
        </mml:munderover>
        <mml:mrow/>
      </mml:mrow>
      <mml:mi>R</mml:mi>
      <mml:mi>'</mml:mi>
      <mml:mo>(</mml:mo>
      <mml:mi>x</mml:mi>
      <mml:mo>(</mml:mo>
      <mml:mi>t</mml:mi>
      <mml:mo>)</mml:mo>
      <mml:mo>)</mml:mo>
      <mml:mi>d</mml:mi>
      <mml:mi>t</mml:mi>
    </mml:mrow>
    <mml:mrow>
      <mml:mi>R</mml:mi>
      <mml:mo>(</mml:mo>
      <mml:mi>x</mml:mi>
      <mml:mo>(</mml:mo>
      <mml:msup>
        <mml:mrow>
          <mml:mi>t</mml:mi>
        </mml:mrow>
        <mml:mrow>
          <mml:mi>*</mml:mi>
        </mml:mrow>
      </mml:msup>
      <mml:mo>)</mml:mo>
      <mml:mo>)</mml:mo>
    </mml:mrow>
  </mml:mfrac>
  <mml:mo>.</mml:mo>
</mml:math>
</file>

<file path=Object 31/content.xml><?xml version="1.0" encoding="utf-8"?>
<mml:math xmlns:mml="http://www.w3.org/1998/Math/MathML" xmlns:m="http://schemas.openxmlformats.org/officeDocument/2006/math">
  <mml:mi>R</mml:mi>
  <mml:mi>'</mml:mi>
  <mml:mo>(</mml:mo>
  <mml:mi>x</mml:mi>
  <mml:mo>)</mml:mo>
  <mml:mo>&gt;</mml:mo>
  <mml:mn>0</mml:mn>
</mml:math>
</file>

<file path=Object 32/content.xml><?xml version="1.0" encoding="utf-8"?>
<mml:math xmlns:mml="http://www.w3.org/1998/Math/MathML" xmlns:m="http://schemas.openxmlformats.org/officeDocument/2006/math">
  <mml:mi>R</mml:mi>
  <mml:mo>(</mml:mo>
  <mml:mi>x</mml:mi>
  <mml:mo>)</mml:mo>
  <mml:mo>&gt;</mml:mo>
  <mml:mn>0</mml:mn>
</mml:math>
</file>

<file path=Object 33/content.xml><?xml version="1.0" encoding="utf-8"?>
<mml:math xmlns:mml="http://www.w3.org/1998/Math/MathML" xmlns:m="http://schemas.openxmlformats.org/officeDocument/2006/math">
  <mml:mi>ϵ</mml:mi>
  <mml:mi>z</mml:mi>
  <mml:mo>(</mml:mo>
  <mml:mi>t</mml:mi>
  <mml:mo>)</mml:mo>
  <mml:mo>=</mml:mo>
  <mml:mi mathvariant="normal">Δ</mml:mi>
  <mml:mi>x</mml:mi>
</mml:math>
</file>

<file path=Object 34/content.xml><?xml version="1.0" encoding="utf-8"?>
<mml:math xmlns:mml="http://www.w3.org/1998/Math/MathML" xmlns:m="http://schemas.openxmlformats.org/officeDocument/2006/math">
  <mml:mi mathvariant="normal">Δ</mml:mi>
  <mml:mi>t</mml:mi>
</mml:math>
</file>

<file path=Object 35/content.xml><?xml version="1.0" encoding="utf-8"?>
<mml:math xmlns:mml="http://www.w3.org/1998/Math/MathML" xmlns:m="http://schemas.openxmlformats.org/officeDocument/2006/math">
  <mml:msub>
    <mml:mrow>
      <mml:mi>t</mml:mi>
    </mml:mrow>
    <mml:mrow>
      <mml:mi>s</mml:mi>
    </mml:mrow>
  </mml:msub>
</mml:math>
</file>

<file path=Object 36/content.xml><?xml version="1.0" encoding="utf-8"?>
<mml:math xmlns:mml="http://www.w3.org/1998/Math/MathML" xmlns:m="http://schemas.openxmlformats.org/officeDocument/2006/math">
  <mml:mi>z</mml:mi>
  <mml:mo>(</mml:mo>
  <mml:mi>t</mml:mi>
  <mml:mo>)</mml:mo>
  <mml:mo>=</mml:mo>
  <mml:mn>0</mml:mn>
</mml:math>
</file>

<file path=Object 37/content.xml><?xml version="1.0" encoding="utf-8"?>
<mml:math xmlns:mml="http://www.w3.org/1998/Math/MathML" xmlns:m="http://schemas.openxmlformats.org/officeDocument/2006/math">
  <mml:mi>ϵ</mml:mi>
  <mml:mrow>
    <mml:munderover>
      <mml:mo stretchy="false">∫</mml:mo>
      <mml:mrow>
        <mml:msub>
          <mml:mrow>
            <mml:mi>t</mml:mi>
          </mml:mrow>
          <mml:mrow>
            <mml:mn>0</mml:mn>
          </mml:mrow>
        </mml:msub>
      </mml:mrow>
      <mml:mrow>
        <mml:msup>
          <mml:mrow>
            <mml:mi>t</mml:mi>
          </mml:mrow>
          <mml:mrow>
            <mml:mi>*</mml:mi>
          </mml:mrow>
        </mml:msup>
      </mml:mrow>
    </mml:munderover>
    <mml:mrow/>
  </mml:mrow>
  <mml:mi>R</mml:mi>
  <mml:mi>'</mml:mi>
  <mml:mo>(</mml:mo>
  <mml:mi>x</mml:mi>
  <mml:mo>(</mml:mo>
  <mml:mi>t</mml:mi>
  <mml:mo>)</mml:mo>
  <mml:mo>)</mml:mo>
  <mml:mi>z</mml:mi>
  <mml:mo>(</mml:mo>
  <mml:mi>t</mml:mi>
  <mml:mo>)</mml:mo>
  <mml:mi>d</mml:mi>
  <mml:mi>t</mml:mi>
  <mml:mo>=</mml:mo>
  <mml:mi mathvariant="normal">Δ</mml:mi>
  <mml:mi>x</mml:mi>
  <mml:mrow>
    <mml:munderover>
      <mml:mo stretchy="false">∫</mml:mo>
      <mml:mrow>
        <mml:msub>
          <mml:mrow>
            <mml:mi>t</mml:mi>
          </mml:mrow>
          <mml:mrow>
            <mml:mi>s</mml:mi>
          </mml:mrow>
        </mml:msub>
      </mml:mrow>
      <mml:mrow>
        <mml:msub>
          <mml:mrow>
            <mml:mi>t</mml:mi>
          </mml:mrow>
          <mml:mrow>
            <mml:mi>s</mml:mi>
          </mml:mrow>
        </mml:msub>
        <mml:mo>+</mml:mo>
        <mml:mi mathvariant="normal">Δ</mml:mi>
        <mml:mi>t</mml:mi>
      </mml:mrow>
    </mml:munderover>
    <mml:mrow/>
  </mml:mrow>
  <mml:mi>R</mml:mi>
  <mml:mi>'</mml:mi>
  <mml:mo>(</mml:mo>
  <mml:mi>x</mml:mi>
  <mml:mo>(</mml:mo>
  <mml:mi>t</mml:mi>
  <mml:mo>)</mml:mo>
  <mml:mo>)</mml:mo>
  <mml:mi>d</mml:mi>
  <mml:mi>t</mml:mi>
  <mml:mo>≈</mml:mo>
  <mml:mi mathvariant="normal">Δ</mml:mi>
  <mml:mi>x</mml:mi>
  <mml:mi mathvariant="normal">Δ</mml:mi>
  <mml:mi>t</mml:mi>
  <mml:mi>R</mml:mi>
  <mml:mi>'</mml:mi>
  <mml:mo>(</mml:mo>
  <mml:mi>x</mml:mi>
  <mml:mo>(</mml:mo>
  <mml:msub>
    <mml:mrow>
      <mml:mi>t</mml:mi>
    </mml:mrow>
    <mml:mrow>
      <mml:mi>s</mml:mi>
    </mml:mrow>
  </mml:msub>
  <mml:mo>)</mml:mo>
  <mml:mo>)</mml:mo>
  <mml:mo>.</mml:mo>
</mml:math>
</file>

<file path=Object 38/content.xml><?xml version="1.0" encoding="utf-8"?>
<mml:math xmlns:mml="http://www.w3.org/1998/Math/MathML" xmlns:m="http://schemas.openxmlformats.org/officeDocument/2006/math">
  <mml:msup>
    <mml:mrow>
      <mml:mi>t</mml:mi>
    </mml:mrow>
    <mml:mrow>
      <mml:mi>*</mml:mi>
    </mml:mrow>
  </mml:msup>
  <mml:mo>(</mml:mo>
  <mml:mi>ϵ</mml:mi>
  <mml:mo>)</mml:mo>
  <mml:mo>≈</mml:mo>
  <mml:msup>
    <mml:mrow>
      <mml:mi>t</mml:mi>
    </mml:mrow>
    <mml:mrow>
      <mml:mi>*</mml:mi>
    </mml:mrow>
  </mml:msup>
  <mml:mo>(</mml:mo>
  <mml:mn>0</mml:mn>
  <mml:mo>)</mml:mo>
  <mml:mo>-</mml:mo>
  <mml:mi mathvariant="normal">Δ</mml:mi>
  <mml:mi>x</mml:mi>
  <mml:mfrac>
    <mml:mrow>
      <mml:mi mathvariant="normal">Δ</mml:mi>
      <mml:mi>t</mml:mi>
      <mml:mi>R</mml:mi>
      <mml:mi>'</mml:mi>
      <mml:mo>(</mml:mo>
      <mml:mi>x</mml:mi>
      <mml:mo>(</mml:mo>
      <mml:msub>
        <mml:mrow>
          <mml:mi>t</mml:mi>
        </mml:mrow>
        <mml:mrow>
          <mml:mi>s</mml:mi>
        </mml:mrow>
      </mml:msub>
      <mml:mo>)</mml:mo>
      <mml:mo>)</mml:mo>
    </mml:mrow>
    <mml:mrow>
      <mml:mi>R</mml:mi>
      <mml:mo>(</mml:mo>
      <mml:mi>x</mml:mi>
      <mml:mo>(</mml:mo>
      <mml:msup>
        <mml:mrow>
          <mml:mi>t</mml:mi>
        </mml:mrow>
        <mml:mrow>
          <mml:mi>*</mml:mi>
        </mml:mrow>
      </mml:msup>
      <mml:mo>)</mml:mo>
      <mml:mo>)</mml:mo>
    </mml:mrow>
  </mml:mfrac>
  <mml:mo>.</mml:mo>
</mml:math>
</file>

<file path=Object 39/content.xml><?xml version="1.0" encoding="utf-8"?>
<mml:math xmlns:mml="http://www.w3.org/1998/Math/MathML" xmlns:m="http://schemas.openxmlformats.org/officeDocument/2006/math">
  <mml:mi>R</mml:mi>
  <mml:mo>(</mml:mo>
  <mml:mi>x</mml:mi>
  <mml:mo>)</mml:mo>
  <mml:mo>=</mml:mo>
  <mml:mfrac>
    <mml:mrow>
      <mml:mn>1</mml:mn>
    </mml:mrow>
    <mml:mrow>
      <mml:mn>1</mml:mn>
      <mml:mo>+</mml:mo>
      <mml:mi mathvariant="normal">e</mml:mi>
      <mml:mi mathvariant="normal">x</mml:mi>
      <mml:mi mathvariant="normal">p</mml:mi>
      <mml:mo>(</mml:mo>
      <mml:mi>b</mml:mi>
      <mml:mo>(</mml:mo>
      <mml:mi>x</mml:mi>
      <mml:mo>-</mml:mo>
      <mml:mi>c</mml:mi>
      <mml:mo>)</mml:mo>
      <mml:mo>)</mml:mo>
    </mml:mrow>
  </mml:mfrac>
  <mml:mo>,</mml:mo>
</mml:math>
</file>

<file path=Object 4/content.xml><?xml version="1.0" encoding="utf-8"?>
<mml:math xmlns:mml="http://www.w3.org/1998/Math/MathML" xmlns:m="http://schemas.openxmlformats.org/officeDocument/2006/math">
  <mml:msup>
    <mml:mrow>
      <mml:mi>t</mml:mi>
    </mml:mrow>
    <mml:mrow>
      <mml:mi>*</mml:mi>
    </mml:mrow>
  </mml:msup>
</mml:math>
</file>

<file path=Object 40/content.xml><?xml version="1.0" encoding="utf-8"?>
<mml:math xmlns:mml="http://www.w3.org/1998/Math/MathML" xmlns:m="http://schemas.openxmlformats.org/officeDocument/2006/math">
  <mml:mi>R</mml:mi>
  <mml:mi>'</mml:mi>
  <mml:mo>(</mml:mo>
  <mml:mi>x</mml:mi>
  <mml:mo>)</mml:mo>
  <mml:mo>=</mml:mo>
  <mml:mfrac>
    <mml:mrow>
      <mml:mo>-</mml:mo>
      <mml:mi>b</mml:mi>
      <mml:mi mathvariant="normal">e</mml:mi>
      <mml:mi mathvariant="normal">x</mml:mi>
      <mml:mi mathvariant="normal">p</mml:mi>
      <mml:mo>(</mml:mo>
      <mml:mi>b</mml:mi>
      <mml:mo>(</mml:mo>
      <mml:mi>x</mml:mi>
      <mml:mo>-</mml:mo>
      <mml:mi>c</mml:mi>
      <mml:mo>)</mml:mo>
      <mml:mo>)</mml:mo>
    </mml:mrow>
    <mml:mrow>
      <mml:msup>
        <mml:mrow>
          <mml:mo>(</mml:mo>
          <mml:mn>1</mml:mn>
          <mml:mo>+</mml:mo>
          <mml:mi mathvariant="normal">e</mml:mi>
          <mml:mi mathvariant="normal">x</mml:mi>
          <mml:mi mathvariant="normal">p</mml:mi>
          <mml:mo>(</mml:mo>
          <mml:mi>b</mml:mi>
          <mml:mo>(</mml:mo>
          <mml:mi>x</mml:mi>
          <mml:mo>-</mml:mo>
          <mml:mi>c</mml:mi>
          <mml:mo>)</mml:mo>
          <mml:mo>)</mml:mo>
          <mml:mo>)</mml:mo>
        </mml:mrow>
        <mml:mrow>
          <mml:mn>2</mml:mn>
        </mml:mrow>
      </mml:msup>
    </mml:mrow>
  </mml:mfrac>
  <mml:mo>,</mml:mo>
</mml:math>
</file>

<file path=Object 41/content.xml><?xml version="1.0" encoding="utf-8"?>
<mml:math xmlns:mml="http://www.w3.org/1998/Math/MathML" xmlns:m="http://schemas.openxmlformats.org/officeDocument/2006/math">
  <mml:mi>b</mml:mi>
</mml:math>
</file>

<file path=Object 42/content.xml><?xml version="1.0" encoding="utf-8"?>
<mml:math xmlns:mml="http://www.w3.org/1998/Math/MathML" xmlns:m="http://schemas.openxmlformats.org/officeDocument/2006/math">
  <mml:mi>R</mml:mi>
  <mml:mi>'</mml:mi>
  <mml:mi>'</mml:mi>
  <mml:mo>(</mml:mo>
  <mml:mi>x</mml:mi>
  <mml:mo>)</mml:mo>
  <mml:mo>=</mml:mo>
  <mml:mfrac>
    <mml:mrow>
      <mml:mo>-</mml:mo>
      <mml:msup>
        <mml:mrow>
          <mml:mi>b</mml:mi>
        </mml:mrow>
        <mml:mrow>
          <mml:mn>2</mml:mn>
        </mml:mrow>
      </mml:msup>
      <mml:mi mathvariant="normal">e</mml:mi>
      <mml:mi mathvariant="normal">x</mml:mi>
      <mml:mi mathvariant="normal">p</mml:mi>
      <mml:mo>(</mml:mo>
      <mml:mi>b</mml:mi>
      <mml:mo>(</mml:mo>
      <mml:mi>x</mml:mi>
      <mml:mo>-</mml:mo>
      <mml:mi>c</mml:mi>
      <mml:mo>)</mml:mo>
      <mml:mo>)</mml:mo>
      <mml:mo>(</mml:mo>
      <mml:mn>1</mml:mn>
      <mml:mo>-</mml:mo>
      <mml:mi mathvariant="normal">e</mml:mi>
      <mml:mi mathvariant="normal">x</mml:mi>
      <mml:mi mathvariant="normal">p</mml:mi>
      <mml:mo>(</mml:mo>
      <mml:mi>b</mml:mi>
      <mml:mo>(</mml:mo>
      <mml:mi>x</mml:mi>
      <mml:mo>-</mml:mo>
      <mml:mi>c</mml:mi>
      <mml:mo>)</mml:mo>
      <mml:mo>)</mml:mo>
      <mml:mo>)</mml:mo>
    </mml:mrow>
    <mml:mrow>
      <mml:msup>
        <mml:mrow>
          <mml:mo>(</mml:mo>
          <mml:mn>1</mml:mn>
          <mml:mo>+</mml:mo>
          <mml:mi mathvariant="normal">e</mml:mi>
          <mml:mi mathvariant="normal">x</mml:mi>
          <mml:mi mathvariant="normal">p</mml:mi>
          <mml:mo>(</mml:mo>
          <mml:mi>b</mml:mi>
          <mml:mo>(</mml:mo>
          <mml:mi>x</mml:mi>
          <mml:mo>-</mml:mo>
          <mml:mi>c</mml:mi>
          <mml:mo>)</mml:mo>
          <mml:mo>)</mml:mo>
          <mml:mo>)</mml:mo>
        </mml:mrow>
        <mml:mrow>
          <mml:mn>3</mml:mn>
        </mml:mrow>
      </mml:msup>
    </mml:mrow>
  </mml:mfrac>
  <mml:mo>.</mml:mo>
</mml:math>
</file>

<file path=Object 43/content.xml><?xml version="1.0" encoding="utf-8"?>
<mml:math xmlns:mml="http://www.w3.org/1998/Math/MathML" xmlns:m="http://schemas.openxmlformats.org/officeDocument/2006/math">
  <mml:mi>R</mml:mi>
  <mml:mi>'</mml:mi>
</mml:math>
</file>

<file path=Object 44/content.xml><?xml version="1.0" encoding="utf-8"?>
<mml:math xmlns:mml="http://www.w3.org/1998/Math/MathML" xmlns:m="http://schemas.openxmlformats.org/officeDocument/2006/math">
  <mml:mi>R</mml:mi>
  <mml:mi>'</mml:mi>
  <mml:mi>'</mml:mi>
  <mml:mo>=</mml:mo>
  <mml:mn>0</mml:mn>
</mml:math>
</file>

<file path=Object 45/content.xml><?xml version="1.0" encoding="utf-8"?>
<mml:math xmlns:mml="http://www.w3.org/1998/Math/MathML" xmlns:m="http://schemas.openxmlformats.org/officeDocument/2006/math">
  <mml:mi>x</mml:mi>
  <mml:mo>=</mml:mo>
  <mml:mi>c</mml:mi>
</mml:math>
</file>

<file path=Object 5/content.xml><?xml version="1.0" encoding="utf-8"?>
<mml:math xmlns:mml="http://www.w3.org/1998/Math/MathML" xmlns:m="http://schemas.openxmlformats.org/officeDocument/2006/math">
  <mml:mrow>
    <mml:munderover>
      <mml:mo stretchy="false">∫</mml:mo>
      <mml:mrow>
        <mml:msub>
          <mml:mrow>
            <mml:mi>t</mml:mi>
          </mml:mrow>
          <mml:mrow>
            <mml:mn>0</mml:mn>
          </mml:mrow>
        </mml:msub>
      </mml:mrow>
      <mml:mrow>
        <mml:msup>
          <mml:mrow>
            <mml:mi>t</mml:mi>
          </mml:mrow>
          <mml:mrow>
            <mml:mi>*</mml:mi>
          </mml:mrow>
        </mml:msup>
      </mml:mrow>
    </mml:munderover>
    <mml:mrow>
      <mml:mi>R</mml:mi>
      <mml:mo>(</mml:mo>
      <mml:mi>x</mml:mi>
      <mml:mo>(</mml:mo>
      <mml:mi>t</mml:mi>
      <mml:mo>)</mml:mo>
      <mml:mo>)</mml:mo>
      <mml:mi>d</mml:mi>
      <mml:mi>t</mml:mi>
    </mml:mrow>
  </mml:mrow>
  <mml:mo>=</mml:mo>
  <mml:mi>F</mml:mi>
  <mml:mo>.</mml:mo>
</mml:math>
</file>

<file path=Object 6/content.xml><?xml version="1.0" encoding="utf-8"?>
<mml:math xmlns:mml="http://www.w3.org/1998/Math/MathML" xmlns:m="http://schemas.openxmlformats.org/officeDocument/2006/math">
  <mml:msup>
    <mml:mrow>
      <mml:mi>t</mml:mi>
    </mml:mrow>
    <mml:mrow>
      <mml:mi>*</mml:mi>
    </mml:mrow>
  </mml:msup>
</mml:math>
</file>

<file path=Object 7/content.xml><?xml version="1.0" encoding="utf-8"?>
<mml:math xmlns:mml="http://www.w3.org/1998/Math/MathML" xmlns:m="http://schemas.openxmlformats.org/officeDocument/2006/math">
  <mml:mi>x</mml:mi>
  <mml:mo>=</mml:mo>
  <mml:mi>x</mml:mi>
  <mml:mo>(</mml:mo>
  <mml:mi>t</mml:mi>
  <mml:mo>)</mml:mo>
</mml:math>
</file>

<file path=Object 8/content.xml><?xml version="1.0" encoding="utf-8"?>
<mml:math xmlns:mml="http://www.w3.org/1998/Math/MathML" xmlns:m="http://schemas.openxmlformats.org/officeDocument/2006/math">
  <mml:mi>x</mml:mi>
  <mml:mo>(</mml:mo>
  <mml:mi>t</mml:mi>
  <mml:mo>)</mml:mo>
  <mml:mo>+</mml:mo>
  <mml:mi>ϵ</mml:mi>
  <mml:mi>z</mml:mi>
  <mml:mo>(</mml:mo>
  <mml:mi>t</mml:mi>
  <mml:mo>)</mml:mo>
</mml:math>
</file>

<file path=Object 9/content.xml><?xml version="1.0" encoding="utf-8"?>
<mml:math xmlns:mml="http://www.w3.org/1998/Math/MathML" xmlns:m="http://schemas.openxmlformats.org/officeDocument/2006/math">
  <mml:mi>z</mml:mi>
  <mml:mo>(</mml:mo>
  <mml:mi>t</mml:mi>
  <mml:mo>)</mml:mo>
</mml:math>
</file>